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C0000026CE4C1A801B2473FB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derivative Powerline" svg:font-family="'Ubuntu Mono derivative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bce4e5" draw:textarea-horizontal-align="justify" draw:textarea-vertical-align="middle" draw:auto-grow-height="false" fo:min-height="2.418cm" fo:min-width="18.932cm"/>
    </style:style>
    <style:style style:name="gr3" style:family="graphic" style:parent-style-name="standard">
      <style:graphic-properties draw:stroke="none" svg:stroke-color="#3465a4" draw:fill="none" draw:fill-color="#ffffff" draw:textarea-horizontal-align="justify" draw:textarea-vertical-align="middle" draw:auto-grow-height="false" fo:min-height="7.497cm" fo:min-width="18.607cm"/>
    </style:style>
    <style:style style:name="gr4" style:family="graphic" style:parent-style-name="standard">
      <style:graphic-properties draw:fill-color="#f0f8ff" draw:textarea-horizontal-align="justify" draw:textarea-vertical-align="middle" draw:auto-grow-height="false" fo:min-height="3.685cm" fo:min-width="7.50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bce4e5"/>
      <style:paragraph-properties fo:text-align="center"/>
      <style:text-properties style:font-name="Ubuntu Mono derivative Powerline" fo:font-weight="bold" style:font-weight-asian="bold" style:font-weight-complex="bold"/>
    </style:style>
    <style:style style:name="P4" style:family="paragraph">
      <loext:graphic-properties draw:fill="none" draw:fill-color="#ffffff"/>
      <style:paragraph-properties fo:text-align="center"/>
      <style:text-properties style:font-name="Ubuntu Mono derivative Powerline"/>
    </style:style>
    <style:style style:name="P5" style:family="paragraph">
      <loext:graphic-properties draw:fill-color="#f0f8ff"/>
      <style:paragraph-properties fo:text-align="center"/>
    </style:style>
    <style:style style:name="T1" style:family="text">
      <style:text-properties style:font-name="Ubuntu Mono derivative Powerline" fo:font-size="26pt" fo:font-weight="bold" style:font-size-asian="26pt" style:font-weight-asian="bold" style:font-size-complex="26pt" style:font-weight-complex="bold"/>
    </style:style>
    <style:style style:name="T2" style:family="text">
      <style:text-properties fo:color="#afeeee" style:font-name="Ubuntu Mono derivative Powerline" fo:font-size="60pt" style:text-underline-style="solid" style:text-underline-width="auto" style:text-underline-color="font-color" fo:font-weight="bold" fo:background-color="transparent" style:font-size-asian="60pt" style:font-weight-asian="bold" style:font-size-complex="60pt" style:font-weight-complex="bold"/>
    </style:style>
    <style:style style:name="T3" style:family="text">
      <style:text-properties fo:color="#afeeee" style:font-name="Ubuntu Mono derivative Powerline" fo:font-size="60pt" style:text-underline-style="none" fo:font-weight="bold" fo:background-color="transparent" style:font-size-asian="60pt" style:font-weight-asian="bold" style:font-size-complex="60pt" style:font-weight-complex="bold"/>
    </style:style>
    <style:style style:name="T4" style:family="text">
      <style:text-properties fo:color="#ffffff" style:font-name="Ubuntu Mono derivative Powerline" fo:font-size="88pt" fo:font-weight="bold" style:font-size-asian="88pt" style:font-weight-asian="bold" style:font-size-complex="88pt" style:font-weight-complex="bold"/>
    </style:style>
    <style:style style:name="T5" style:family="text">
      <style:text-properties fo:color="#2b511a" style:font-name="Ubuntu Mono derivative Powerline" fo:font-size="16pt" fo:font-weight="bold" style:font-size-asian="16pt" style:font-weight-asian="bold" style:font-size-complex="16pt" style:font-weight-complex="bold"/>
    </style:style>
    <style:style style:name="T6" style:family="text">
      <style:text-properties fo:color="#b0e0e6" style:font-name="Ubuntu Mono derivative Powerline" fo:font-size="22pt" fo:font-weight="bold" style:font-size-asian="22pt" style:font-weight-asian="bold" style:font-size-complex="22pt" style:font-weight-complex="bold"/>
    </style:style>
    <style:style style:name="T7" style:family="text">
      <style:text-properties fo:color="#ce181e" style:font-name="Ubuntu Mono derivative Powerline" fo:font-size="28pt" fo:font-weight="bold" fo:background-color="transparent"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009cm" svg:height="29.736cm" svg:x="-0.009cm" svg:y="0.064cm">
          <draw:image xlink:href="Pictures/10000000000001DC0000026CE4C1A801B2473FBE.jpg" xlink:type="simple" xlink:show="embed" xlink:actuate="onLoad">
            <text:p/>
          </draw:image>
        </draw:frame>
        <draw:custom-shape draw:style-name="gr2" draw:text-style-name="P3" draw:layer="layout" svg:width="20.32cm" svg:height="3.556cm" svg:x="0.311cm" svg:y="25.511cm">
          <text:p text:style-name="P2"><text:span text:style-name="T1">© 2018, Mayank Johri, License: GNU 3.0</text:span></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4" draw:layer="layout" svg:width="19.107cm" svg:height="7.747cm" svg:x="1.197cm" svg:y="0.419cm">
          <text:p text:style-name="P2"><text:span text:style-name="T2">Lets Explore</text:span><text:span text:style-name="T3">:</text:span></text:p>
          <text:p text:style-name="P2"><text:span text:style-name="T4">Core Python</text:span></text:p>
          <text:p text:style-name="P2"><text:span text:style-name="T5"/></text:p>
          <text:p text:style-name="P2"><text:span text:style-name="T6">Author: Mayank Johri</text:span></text:p>
          <draw:enhanced-geometry svg:viewBox="0 0 21600 21600" draw:type="rectangle" draw:enhanced-path="M 0 0 L 21600 0 21600 21600 0 21600 0 0 Z N"/>
        </draw:custom-shape>
        <draw:custom-shape draw:style-name="gr4" draw:text-style-name="P5" draw:layer="layout" svg:width="14.732cm" svg:height="7.239cm" draw:transform="skewX (-6.98490272047213E-017) rotate (0.455007335994922) translate (2.366cm 14.691cm)">
          <text:p text:style-name="P2"><text:span text:style-name="T7">Draft Edition: 0.1</text:span></text:p>
          <text:p text:style-name="P2"><text:span text:style-name="T7">12 Feb 2018</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derivative Powerline" svg:font-family="'Ubuntu Mono derivative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4T15:20:59.012343867</meta:creation-date>
    <dc:date>2018-02-12T07:46:05.403282387</dc:date>
    <meta:editing-duration>PT17H46M31S</meta:editing-duration>
    <meta:editing-cycles>20</meta:editing-cycles>
    <meta:generator>LibreOffice/5.4.2.2.0$Linux_X86_64 LibreOffice_project/40m0$Build-2</meta:generator>
    <meta:document-statistic meta:object-count="4"/>
  </office:meta>
</office:document-meta>
</file>